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b3a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65da34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0.5pt" fo:letter-spacing="normal" fo:font-style="normal" style:text-underline-style="none" fo:font-weight="normal" officeooo:rsid="0065da34" officeooo:paragraph-rsid="006f1157" style:letter-kerning="false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fo:font-size="10.5pt" officeooo:rsid="0067b6e7" officeooo:paragraph-rsid="006f1157" style:font-size-asian="10.5pt" style:font-size-complex="10.5pt"/>
    </style:style>
    <style:style style:name="P8" style:family="paragraph" style:parent-style-name="Standard">
      <style:text-properties fo:font-size="10.5pt" officeooo:rsid="0068e0d5" officeooo:paragraph-rsid="0068e0d5" style:font-size-asian="10.5pt" style:font-size-complex="10.5pt"/>
    </style:style>
    <style:style style:name="P9" style:family="paragraph" style:parent-style-name="Standard">
      <style:text-properties fo:font-size="10.5pt" officeooo:rsid="0068e0d5" officeooo:paragraph-rsid="0069e892" style:font-size-asian="10.5pt" style:font-size-complex="10.5pt"/>
    </style:style>
    <style:style style:name="P10" style:family="paragraph" style:parent-style-name="Standard">
      <style:text-properties fo:font-size="10.5pt" officeooo:rsid="0068e0d5" officeooo:paragraph-rsid="006d7181" style:font-size-asian="10.5pt" style:font-size-complex="10.5pt"/>
    </style:style>
    <style:style style:name="P11" style:family="paragraph" style:parent-style-name="Standard">
      <style:text-properties fo:font-size="10.5pt" officeooo:rsid="006d7181" officeooo:paragraph-rsid="006d7181" style:font-size-asian="10.5pt" style:font-size-complex="10.5pt"/>
    </style:style>
    <style:style style:name="P12" style:family="paragraph" style:parent-style-name="Standard">
      <style:text-properties fo:font-size="10.5pt" officeooo:paragraph-rsid="006f1157" style:font-size-asian="10.5pt" style:font-size-complex="10.5pt"/>
    </style:style>
    <style:style style:name="P13" style:family="paragraph" style:parent-style-name="Standard">
      <style:text-properties fo:font-size="10.5pt" officeooo:rsid="006f1157" officeooo:paragraph-rsid="006f1157" style:font-size-asian="10.5pt" style:font-size-complex="10.5pt"/>
    </style:style>
    <style:style style:name="P14" style:family="paragraph" style:parent-style-name="Standard">
      <style:text-properties fo:font-size="9pt" officeooo:rsid="0065da34" officeooo:paragraph-rsid="0065da34" style:font-size-asian="9pt" style:font-size-complex="9pt"/>
    </style:style>
    <style:style style:name="P15" style:family="paragraph" style:parent-style-name="Standard">
      <style:text-properties fo:font-size="9pt" officeooo:rsid="0065da34" officeooo:paragraph-rsid="00673c26" style:font-size-asian="9pt" style:font-size-complex="9pt"/>
    </style:style>
    <style:style style:name="P16" style:family="paragraph" style:parent-style-name="Standard">
      <style:text-properties fo:font-size="9pt" officeooo:rsid="0065da34" officeooo:paragraph-rsid="006767fa" style:font-size-asian="9pt" style:font-size-complex="9pt"/>
    </style:style>
    <style:style style:name="P17" style:family="paragraph" style:parent-style-name="Standard">
      <style:text-properties fo:font-size="9pt" officeooo:rsid="0065da34" officeooo:paragraph-rsid="006bbb54" style:font-size-asian="9pt" style:font-size-complex="9pt"/>
    </style:style>
    <style:style style:name="P18" style:family="paragraph" style:parent-style-name="Standard">
      <style:text-properties fo:font-size="9pt" officeooo:rsid="0065da34" officeooo:paragraph-rsid="006f1157" style:font-size-asian="9pt" style:font-size-complex="9pt"/>
    </style:style>
    <style:style style:name="P19" style:family="paragraph" style:parent-style-name="Standard">
      <style:text-properties fo:font-size="9pt" officeooo:rsid="0065da34" officeooo:paragraph-rsid="006f1157" style:font-size-asian="9pt" style:font-size-complex="9pt"/>
    </style:style>
    <style:style style:name="P20" style:family="paragraph" style:parent-style-name="Standard">
      <style:text-properties fo:font-size="10.5pt" officeooo:rsid="0068e0d5" officeooo:paragraph-rsid="006f1a4f" style:font-size-asian="10.5pt" style:font-size-complex="10.5pt"/>
    </style:style>
    <style:style style:name="P21" style:family="paragraph" style:parent-style-name="Standard">
      <style:text-properties fo:font-size="10.5pt" officeooo:rsid="006f1a4f" officeooo:paragraph-rsid="006f1a4f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fo:font-size="11pt" officeooo:paragraph-rsid="0065da34" style:font-size-asian="11pt" style:font-size-complex="11pt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655fdf"/>
    </style:style>
    <style:style style:name="T5" style:family="text">
      <style:text-properties officeooo:rsid="0065da34"/>
    </style:style>
    <style:style style:name="T6" style:family="text">
      <style:text-properties officeooo:rsid="00673c26"/>
    </style:style>
    <style:style style:name="T7" style:family="text">
      <style:text-properties officeooo:rsid="006767fa"/>
    </style:style>
    <style:style style:name="T8" style:family="text">
      <style:text-properties officeooo:rsid="006af0e7"/>
    </style:style>
    <style:style style:name="T9" style:family="text">
      <style:text-properties officeooo:rsid="006bbb54"/>
    </style:style>
    <style:style style:name="T10" style:family="text">
      <style:text-properties officeooo:rsid="006d7181"/>
    </style:style>
    <style:style style:name="T11" style:family="text">
      <style:text-properties officeooo:rsid="006f1157"/>
    </style:style>
    <style:style style:name="T12" style:family="text">
      <style:text-properties officeooo:rsid="006f1a4f"/>
    </style:style>
    <style:style style:name="T13" style:family="text">
      <style:text-properties fo:color="#000000" style:text-outline="false" style:font-name="Liberation Serif" fo:letter-spacing="normal" fo:font-style="normal" style:text-underline-style="none" fo:font-weight="normal" officeooo:rsid="0065da34" style:letter-kerning="false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riebs- und Kommunikationssysteme</text:p>
      <text:p text:style-name="P2">Übung <text:span text:style-name="T4">7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3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4">Aufgabe 1)</text:p>
      <text:p text:style-name="P5"/>
      <text:p text:style-name="P12"><text:span text:style-name="T5">(1)</text:span>36, <text:span text:style-name="T5">(2)</text:span>15, <text:span text:style-name="T5">(3)</text:span>10, <text:span text:style-name="T5">(4)</text:span>25, <text:span text:style-name="T5">(5)</text:span>38, <text:span text:style-name="T5">(6)</text:span>19, <text:span text:style-name="T5">(7)</text:span>31, <text:span text:style-name="T5">(8)</text:span>10, <text:span text:style-name="T5">(9)</text:span>11, <text:span text:style-name="T5">(10)</text:span>22, <text:span text:style-name="T5">(11)</text:span>2, <text:span text:style-name="T5">(12)</text:span>7, <text:span text:style-name="T5">(13)</text:span>18, <text:span text:style-name="T5">(14)</text:span>13 (14 Kunden)</text:p>
      <text:p text:style-name="P12"/>
      <text:p text:style-name="P7">K#N (#X): (#A)#M , N= Kassennummer, X= Artikel insgesamt, A= Kunde, M= Artikel des Kunden #A</text:p>
      <text:p text:style-name="P6"/>
      <text:p text:style-name="P22"><text:span text:style-name="T13">a)</text:span></text:p>
      <text:p text:style-name="P14">K1 (36): (1)36<text:tab/><text:tab/><text:tab/>K2 (15): (2)15<text:tab/><text:tab/><text:tab/>K3 (10): (3)10</text:p>
      <text:p text:style-name="P14">K1 (36): (1)36<text:tab/><text:tab/><text:tab/>K2 (15): (2)15<text:tab/><text:tab/><text:tab/>K3 (35): (3)10, (4)25</text:p>
      <text:p text:style-name="P14">K1 (36): (1)36<text:tab/><text:tab/><text:tab/>K2 (53): (2)15, (5)38<text:tab/><text:tab/>K3 (35): (3)10, (4)25</text:p>
      <text:p text:style-name="P14">K1 (36): (1)36<text:tab/><text:tab/><text:tab/>K2 (53): (2)15, (5)38<text:tab/><text:tab/>K3 (54): (3)10, (4)25, (6)19</text:p>
      <text:p text:style-name="P14">K1 (67): (1)36, (7)31<text:tab/><text:tab/>K2 (63): (2)15, (5)38, (8)10<text:tab/><text:tab/>K3 (54): (3)10, (4)25, (6)19</text:p>
      <text:p text:style-name="P15">K1 (67): (1)36, (7)31<text:tab/><text:tab/>K2 (63): (2)15, (5)38, (8)10<text:tab/><text:tab/>K3 (65): (3)10, (4)25, (6)19, (9)11</text:p>
      <text:p text:style-name="P15">K1 (67): (1)36, (7)31<text:tab/><text:tab/>K2 (<text:span text:style-name="T6">85</text:span>): (2)15, (5)38, (8)10, <text:span text:style-name="T6">(10)22</text:span><text:tab/>K3 (65): (3)10, (4)25, (6)19, (9)11</text:p>
      <text:p text:style-name="P16">K1 (67): (1)36, (7)31<text:tab/><text:tab/>K2 (<text:span text:style-name="T6">85</text:span>): (2)15, (5)38, (8)10, <text:span text:style-name="T6">(10)22</text:span><text:tab/>K3 (<text:span text:style-name="T7">67</text:span>): (3)10, (4)25, (6)19, (9)11, <text:span text:style-name="T6">(11)2</text:span></text:p>
      <text:p text:style-name="P16">K1 (<text:span text:style-name="T7">74</text:span>): (1)36, (7)31, <text:span text:style-name="T7">(12)7</text:span><text:tab/><text:tab/>K2 (<text:span text:style-name="T6">85</text:span>): (2)15, (5)38, (8)10, <text:span text:style-name="T6">(10)22</text:span><text:tab/>K3 (<text:span text:style-name="T7">67</text:span>): (3)10, (4)25, (6)19, (9)11, <text:span text:style-name="T6">(11)2</text:span></text:p>
      <text:p text:style-name="P16">K1 (<text:span text:style-name="T7">74</text:span>): (1)36, (7)31, <text:span text:style-name="T7">(12)7</text:span><text:tab/><text:tab/>K2 (<text:span text:style-name="T6">85</text:span>): (2)15, (5)38, (8)10, <text:span text:style-name="T6">(10)22</text:span><text:tab/>K3 (<text:span text:style-name="T7">85</text:span>): (3)10, (4)25, (6)19, (9)11, <text:span text:style-name="T6">(11)2, (13)18</text:span></text:p>
      <text:p text:style-name="P16">K1 (<text:span text:style-name="T7">87</text:span>): (1)36, (7)31, <text:span text:style-name="T7">(12)7, (14)13</text:span><text:tab/>K2 (<text:span text:style-name="T6">85</text:span>): (2)15, (5)38, (8)10, <text:span text:style-name="T6">(10)22</text:span><text:tab/>K3 (<text:span text:style-name="T7">85</text:span>): (3)10, (4)25, (6)19, (9)11, <text:span text:style-name="T6">(11)2, (13)18</text:span></text:p>
      <text:p text:style-name="P16"/>
      <text:p text:style-name="P9">Durchschnittlich (87 / 4 + 85 / 4 + 85 / 6) / 3 = 19 Artikel muss jeder Kunde warten.</text:p>
      <text:p text:style-name="P9"/>
      <text:p text:style-name="P8">b) </text:p>
      <text:p text:style-name="P17">K1 (<text:span text:style-name="T8">10</text:span>): (3)10<text:tab/><text:tab/><text:tab/><text:tab/>K2 (<text:span text:style-name="T8">36</text:span>): (1)36<text:tab/><text:tab/><text:tab/>K3 (1<text:span text:style-name="T8">5</text:span>): (2)15</text:p>
      <text:p text:style-name="P17">K1 (<text:span text:style-name="T8">10</text:span>): (3)10<text:tab/><text:tab/><text:tab/><text:tab/>K2 (<text:span text:style-name="T8">36</text:span>): (1)36<text:tab/><text:tab/><text:tab/>K3 (<text:span text:style-name="T9">40</text:span>): (2)15, <text:span text:style-name="T9">(4)25</text:span></text:p>
      <text:p text:style-name="P17">K1 (<text:span text:style-name="T8">10</text:span>): (3)10<text:tab/><text:tab/><text:tab/><text:tab/>K2 (<text:span text:style-name="T9">74</text:span>): (1)36, <text:span text:style-name="T9">(5)38</text:span><text:tab/><text:tab/>K3 (<text:span text:style-name="T9">40</text:span>): (2)15, <text:span text:style-name="T9">(4)25</text:span></text:p>
      <text:p text:style-name="P17">K1 (<text:span text:style-name="T8">10</text:span>): (3)10<text:tab/><text:tab/><text:tab/><text:tab/>K2 (<text:span text:style-name="T9">74</text:span>): (1)36, <text:span text:style-name="T9">(5)38</text:span><text:tab/><text:tab/>K3 (<text:span text:style-name="T9">59</text:span>): (2)15, <text:span text:style-name="T9">(4)25, (6)19</text:span></text:p>
      <text:p text:style-name="P17">K1 (<text:span text:style-name="T8">10</text:span>): (3)10<text:tab/><text:tab/><text:tab/><text:tab/>K2 (<text:span text:style-name="T9">74</text:span>): (1)36, <text:span text:style-name="T9">(5)38</text:span><text:tab/><text:tab/>K3 (<text:span text:style-name="T9">90</text:span>): (2)15, <text:span text:style-name="T9">(4)25, (6)19, (7)31</text:span></text:p>
      <text:p text:style-name="P17">K1 (<text:span text:style-name="T10">20</text:span>): (3)10, <text:span text:style-name="T9">(8)10</text:span><text:tab/><text:tab/><text:tab/>K2 (<text:span text:style-name="T9">74</text:span>): (1)36, <text:span text:style-name="T9">(5)38</text:span><text:tab/><text:tab/>K3 (<text:span text:style-name="T9">90</text:span>): (2)15, <text:span text:style-name="T9">(4)25, (6)19, (7)31</text:span></text:p>
      <text:p text:style-name="P17">K1 (<text:span text:style-name="T10">31</text:span>): (3)10, <text:span text:style-name="T9">(8)10, (9)11</text:span><text:tab/><text:tab/><text:tab/>K2 (<text:span text:style-name="T9">74</text:span>): (1)36, <text:span text:style-name="T9">(5)38</text:span><text:tab/><text:tab/>K3 (<text:span text:style-name="T9">90</text:span>): (2)15, <text:span text:style-name="T9">(4)25, (6)19, (7)31</text:span></text:p>
      <text:p text:style-name="P17">K1 (<text:span text:style-name="T10">31</text:span>): (3)10, <text:span text:style-name="T9">(8)10, (9)11</text:span><text:tab/><text:tab/><text:tab/>K2 (<text:span text:style-name="T9">96</text:span>): (1)36, <text:span text:style-name="T9">(5)38, (10)22</text:span><text:tab/><text:tab/>K3 (<text:span text:style-name="T9">90</text:span>): (2)15, <text:span text:style-name="T9">(4)25, (6)19, (7)31</text:span></text:p>
      <text:p text:style-name="P17">K1 (<text:span text:style-name="T9">33</text:span>): (3)10, <text:span text:style-name="T9">(8)10, (9)11, (11)2</text:span><text:tab/><text:tab/>K2 (<text:span text:style-name="T9">96</text:span>): (1)36, <text:span text:style-name="T9">(5)38, (10)22</text:span><text:tab/><text:tab/>K3 (<text:span text:style-name="T9">90</text:span>): (2)15, <text:span text:style-name="T9">(4)25, (6)19, (7)31</text:span></text:p>
      <text:p text:style-name="P17">K1 (<text:span text:style-name="T10">40</text:span>): (3)10, <text:span text:style-name="T9">(8)10, (9)11, (11)2, (12)7</text:span><text:tab/>K2 (<text:span text:style-name="T9">96</text:span>): (1)36, <text:span text:style-name="T9">(5)38, (10)22</text:span><text:tab/><text:tab/>K3 (<text:span text:style-name="T9">90</text:span>): (2)15, <text:span text:style-name="T9">(4)25, (6)19, (7)31</text:span></text:p>
      <text:p text:style-name="P17">K1 (<text:span text:style-name="T10">40</text:span>): (3)10, <text:span text:style-name="T9">(8)10, (9)11, (11)2, (12)7</text:span><text:tab/>K2 (<text:span text:style-name="T9">96</text:span>): (1)36, <text:span text:style-name="T9">(5)38, (10)22</text:span><text:tab/><text:tab/>K3 (<text:span text:style-name="T9">108</text:span>): (2)15, <text:span text:style-name="T9">(4)25, (6)19, (7)31, (13)18</text:span></text:p>
      <text:p text:style-name="P17">K1 (<text:span text:style-name="T10">40</text:span>): (3)10, <text:span text:style-name="T9">(8)10, (9)11, (11)2, (12)7</text:span><text:tab/>K2 (<text:span text:style-name="T9">109</text:span>): (1)36, <text:span text:style-name="T9">(5)38, (10)22, (14)13</text:span><text:tab/>K3 (<text:span text:style-name="T9">108</text:span>): (2)15, <text:span text:style-name="T9">(4)25, (6)19, (7)31, (13)18</text:span></text:p>
      <text:p text:style-name="P17"/>
      <text:p text:style-name="P10">Durchschnittlich (<text:span text:style-name="T10">40</text:span> / <text:span text:style-name="T10">5</text:span> + <text:span text:style-name="T10">109</text:span> / 4 + <text:span text:style-name="T10">108</text:span> / <text:span text:style-name="T10">5</text:span>) / 3 = 1<text:span text:style-name="T10">8.95</text:span> Artikel muss jeder Kunde warten.</text:p>
      <text:p text:style-name="P11">Der Nachteil ist, wenn wenig Kunden mit wenig Artikel, dann verteilt sich die meiste Last auf die auf die Kassen K2 und K3, und Kasse K1 bleibt fast leer.</text:p>
      <text:p text:style-name="P11"/>
      <text:p text:style-name="P13">c)</text:p>
      <text:p text:style-name="P18">K1 (36): (1)36<text:tab/> <text:s text:c="8"/>K2 (15): (2)15<text:tab/><text:tab/><text:tab/> <text:s text:c="7"/>K3 (10): (3)10</text:p>
      <text:p text:style-name="P18">K1 (36): (1)36<text:tab/> <text:s text:c="8"/>K2 (15): (2)15<text:tab/><text:tab/><text:tab/> <text:s text:c="7"/>K3 (<text:span text:style-name="T11">35</text:span>): (3)10, <text:span text:style-name="T11">(4)25</text:span></text:p>
      <text:p text:style-name="P18">K1 (36): (1)36<text:tab/> <text:s text:c="8"/>K2 (<text:span text:style-name="T11">53</text:span>): (2)15, <text:span text:style-name="T11">(5)38</text:span><text:tab/><text:tab/><text:tab/> <text:s text:c="7"/>K3 (<text:span text:style-name="T11">35</text:span>): (3)10, <text:span text:style-name="T11">(4)25</text:span></text:p>
      <text:p text:style-name="P18">K1 (36): (1)36<text:tab/> <text:s text:c="8"/>K2 (<text:span text:style-name="T11">53</text:span>): (2)15, <text:span text:style-name="T11">(5)38</text:span><text:tab/><text:tab/><text:tab/> <text:s text:c="7"/>K3 (<text:span text:style-name="T11">54</text:span>): (3)10, <text:span text:style-name="T11">(4)25, (6)19</text:span></text:p>
      <text:p text:style-name="P18">K1 (<text:span text:style-name="T11">67</text:span>): (1)36, <text:span text:style-name="T11">(7)31 <text:s text:c="6"/></text:span>K2 (<text:span text:style-name="T11">53</text:span>): (2)15, <text:span text:style-name="T11">(5)38</text:span><text:tab/><text:tab/><text:tab/> <text:s text:c="7"/>K3 (<text:span text:style-name="T11">54</text:span>): (3)10, <text:span text:style-name="T11">(4)25, (6)19</text:span></text:p>
      <text:p text:style-name="P18">K1 (<text:span text:style-name="T11">67</text:span>): (1)36, <text:span text:style-name="T11">(7)31 <text:s text:c="6"/></text:span>K2 (<text:span text:style-name="T11">63</text:span>): (2)15, <text:span text:style-name="T11">(5)38, (8)10</text:span><text:tab/><text:tab/> <text:s text:c="7"/>K3 (<text:span text:style-name="T11">54</text:span>): (3)10, <text:span text:style-name="T11">(4)25, (6)19</text:span></text:p>
      <text:p text:style-name="P18">K1 (<text:span text:style-name="T11">67</text:span>): (1)36, <text:span text:style-name="T11">(7)31 <text:s text:c="6"/></text:span>K2 (<text:span text:style-name="T11">63</text:span>): (2)15, <text:span text:style-name="T11">(5)38, (8)10</text:span><text:tab/><text:tab/> <text:s text:c="7"/>K3 (<text:span text:style-name="T11">65</text:span>): (3)10, <text:span text:style-name="T11">(4)25, (6)19, (9)11</text:span></text:p>
      <text:p text:style-name="P18">K1 (<text:span text:style-name="T11">67</text:span>): (1)36, <text:span text:style-name="T11">(7)31 <text:s text:c="6"/></text:span>K2 (<text:span text:style-name="T11">85</text:span>): (2)15, <text:span text:style-name="T11">(5)38, (8)10, (10)22</text:span><text:tab/> <text:s text:c="7"/>K3 (<text:span text:style-name="T11">65</text:span>): (3)10, <text:span text:style-name="T11">(4)25, (6)19, (9)11</text:span></text:p>
      <text:p text:style-name="P18">K1 (<text:span text:style-name="T11">67</text:span>): (1)36, <text:span text:style-name="T11">(7)31 <text:s text:c="6"/></text:span>K2 (<text:span text:style-name="T11">85</text:span>): (2)15, <text:span text:style-name="T11">(5)38, (8)10, (10)22</text:span><text:tab/> <text:s text:c="7"/>K3 (<text:span text:style-name="T11">67</text:span>): (3)10, <text:span text:style-name="T11">(4)25, (6)19, (9)11, (11)2</text:span></text:p>
      <text:p text:style-name="P18">K1 (<text:span text:style-name="T11">67</text:span>): (1)36, <text:span text:style-name="T11">(7)31 <text:s text:c="6"/></text:span>K2 (<text:span text:style-name="T11">85</text:span>): (2)15, <text:span text:style-name="T11">(5)38, (8)10, (10)22</text:span><text:tab/> <text:s text:c="7"/>K3 (<text:span text:style-name="T11">74</text:span>): (3)10, <text:span text:style-name="T11">(4)25, (6)19, (9)11, (11)2, (12)7</text:span></text:p>
      <text:p text:style-name="P18">K1 (<text:span text:style-name="T11">67</text:span>): (1)36, <text:span text:style-name="T11">(7)31 <text:s text:c="6"/>K</text:span>2 (<text:span text:style-name="T11">85</text:span>): (2)15, <text:span text:style-name="T11">(5)38, (8)10, (10)22</text:span><text:tab/> <text:s text:c="7"/>K3 (<text:span text:style-name="T11">92</text:span>): (3)10, <text:span text:style-name="T11">(4)25, (6)19, (9)11, (11)2, (12)7, (13)18</text:span></text:p>
      <text:p text:style-name="P18">K1 (<text:span text:style-name="T11">67</text:span>): (1)36, <text:span text:style-name="T11">(7)31 <text:s text:c="6"/></text:span>K2 (<text:span text:style-name="T11">85</text:span>): (2)15, <text:span text:style-name="T11">(5)38, (8)10, (10)22, (14)13</text:span><text:tab/> <text:s text:c="7"/>K3 (<text:span text:style-name="T11">92</text:span>): (3)10, <text:span text:style-name="T11">(4)25, (6)19, (9)11, (11)2, (12)7, (13)18</text:span></text:p>
      <text:p text:style-name="P18"/>
      <text:p text:style-name="P20">Durchschnittlich (<text:span text:style-name="T12">67</text:span> / <text:span text:style-name="T12">2</text:span> + <text:span text:style-name="T12">85</text:span> / <text:span text:style-name="T12">5 </text:span>+ <text:span text:style-name="T12">92</text:span> / <text:span text:style-name="T12">7</text:span>) / 3 = <text:span text:style-name="T12">21.21</text:span> Artikel muss jeder Kunde warten.</text:p>
      <text:p text:style-name="P20"><text:span text:style-name="T12">Wird der Supermarktleiter bei der Lösung bleiben?</text:span></text:p>
      <text:p text:style-name="P21">Eher nic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5-12-08T21:56:05.306359000</dc:date>
    <meta:editing-duration>PT9H47M2S</meta:editing-duration>
    <meta:editing-cycles>91</meta:editing-cycles>
    <meta:document-statistic meta:table-count="0" meta:image-count="0" meta:object-count="0" meta:page-count="1" meta:paragraph-count="52" meta:word-count="663" meta:character-count="3989" meta:non-whitespace-character-count="3128"/>
  </office:meta>
</office:document-meta>
</file>